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49cm"/>
    </style:style>
    <style:style style:name="Tabla4.B" style:family="table-column">
      <style:table-column-properties style:column-width="1.182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d34b2d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d970e0" officeooo:paragraph-rsid="011e1218" fo:background-color="transparent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4" style:family="paragraph" style:parent-style-name="Table_20_Contents">
      <style:text-properties officeooo:paragraph-rsid="005460a5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officeooo:rsid="00ad7c61" officeooo:paragraph-rsid="00a84e84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c74495" fo:background-color="transparent" style:font-size-asian="8pt" style:font-weight-asian="bold" style:font-name-complex="Lucida Sans" style:font-size-complex="8pt" style:font-weight-complex="bold"/>
    </style:style>
    <style:style style:name="P80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/>
      <style:text-properties style:use-window-font-color="true" style:text-position="-5% 100%" style:font-name="Lucida Sans" fo:font-size="7pt" fo:letter-spacing="-0.009cm" fo:font-weight="bold" officeooo:rsid="0128c61e" officeooo:paragraph-rsid="0128c61e" fo:background-color="transparent" style:font-size-asian="7pt" style:font-weight-asian="bold" style:font-name-complex="Lucida Sans" style:font-size-complex="7pt" style:font-weight-complex="bold"/>
    </style:style>
    <style:style style:name="P81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c74495" fo:background-color="transparent" style:font-size-asian="9pt" style:font-weight-asian="normal" style:font-name-complex="Lucida Sans" style:font-size-complex="9pt" style:font-weight-complex="normal"/>
    </style:style>
    <style:style style:name="P82" style:family="paragraph" style:parent-style-name="Standard">
      <loext:graphic-properties draw:fill="none"/>
      <style:paragraph-properties fo:margin-left="0.199cm" fo:margin-right="0cm" fo:margin-top="0cm" fo:margin-bottom="0cm" loext:contextual-spacing="true" fo:line-height="0.353cm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normal" officeooo:rsid="005460a5" officeooo:paragraph-rsid="010e461c" fo:background-color="transparent" style:font-size-asian="9pt" style:font-weight-asian="normal" style:font-name-complex="Lucida Sans" style:font-size-complex="9pt" style:font-weight-complex="normal"/>
    </style:style>
    <style:style style:name="P83" style:family="paragraph" style:parent-style-name="Standard">
      <loext:graphic-properties draw:fill="none"/>
      <style:paragraph-properties fo:margin-left="0.199cm" fo:margin-right="0cm" fo:margin-top="0cm" fo:margin-bottom="0cm" loext:contextual-spacing="true" fo:line-height="0.353cm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normal" officeooo:rsid="005460a5" officeooo:paragraph-rsid="00deb415" fo:background-color="transparent" style:font-size-asian="9pt" style:font-weight-asian="normal" style:font-name-complex="Lucida Sans" style:font-size-complex="9pt" style:font-weight-complex="normal"/>
    </style:style>
    <style:style style:name="P84" style:family="paragraph" style:parent-style-name="Frame_20_contents">
      <style:paragraph-properties fo:text-align="justify" style:justify-single-word="false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8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c74495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7pt" fo:letter-spacing="-0.007cm" style:font-size-asian="7pt" style:font-name-complex="Lucida Sans" style:font-size-complex="7pt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fo:letter-spacing="-0.009cm"/>
    </style:style>
    <style:style style:name="T77" style:family="text">
      <style:text-properties fo:letter-spacing="-0.016cm"/>
    </style:style>
    <style:style style:name="T78" style:family="text">
      <style:text-properties officeooo:rsid="00854325"/>
    </style:style>
    <style:style style:name="T79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 size position" style:wrap="dynamic" style:number-wrapped-paragraphs="no-limit" style:vertical-pos="from-top" style:vertical-rel="paragraph" style:horizontal-pos="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</office:automatic-styles>
  <office:body>
    <office:text>
      <office:forms form:automatic-focus="false" form:apply-design-mode="false"/>
      <text:variable-decls>
        <text:variable-decl office:value-type="string" text:name="Ori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7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60"><text:text-input text:description="&lt;if test=&quot;o.taxes_included&quot;&gt;">If vat discriminated</text:text-input></text:span><text:span text:style-name="T79"><text:text-input text:description="&lt;for each=&quot;line2 in line.invoice_line_tax_ids&quot;&gt;">F</text:text-input></text:span><text:text-input text:description="&lt;line2.description&gt;">10,5%</text:text-input><text:span text:style-name="T79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8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40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,dp.get_precision('Product Unit of Measure')&gt;">25,45</text:text-input></text:span><text:span text:style-name="T24"><text:s/></text:span><text:span text:style-name="T27"><text:text-input text:description="&lt;line.uom_id.name&gt;">kgs.</text:text-input></text:span></text:p>
          </table:table-cell>
          <table:table-cell table:style-name="Tabla4.A2" office:value-type="string">
            <text:p text:style-name="P37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93cm"/>
    </style:style>
    <style:style style:name="Table10.B" style:family="table-column">
      <style:table-column-properties style:column-width="1.21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page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0.698cm"/>
    </style:style>
    <style:style style:name="Tabla1.B" style:family="table-column">
      <style:table-column-properties style:column-width="1.304cm"/>
    </style:style>
    <style:style style:name="Tabla1.C" style:family="table-column">
      <style:table-column-properties style:column-width="0.896cm"/>
    </style:style>
    <style:style style:name="Tabla1.D" style:family="table-column">
      <style:table-column-properties style:column-width="1.9cm"/>
    </style:style>
    <style:style style:name="Tabla1.E" style:family="table-column">
      <style:table-column-properties style:column-width="1.715cm"/>
    </style:style>
    <style:style style:name="Tabla1.F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E1" style:family="table-cell">
      <style:table-cell-properties style:vertical-align="middle" fo:padding="0.097cm" fo:border-left="none" fo:border-right="none" fo:border-top="0.05pt solid #000000" fo:border-bottom="none"/>
    </style:style>
    <style:style style:name="Tabla1.F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C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E2" style:family="table-cell">
      <style:table-cell-properties fo:padding="0.097cm" fo:border-left="none" fo:border-right="none" fo:border-top="0.05pt solid #000000" fo:border-bottom="0.05pt solid #000000"/>
    </style:style>
    <style:style style:name="Tabla1.F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C3" style:family="table-cell">
      <style:table-cell-properties fo:background-color="#b2b2b2" fo:padding="0.097cm" fo:border="none">
        <style:background-image/>
      </style:table-cell-properties>
    </style:style>
    <style:style style:name="Tabla1.E3" style:family="table-cell">
      <style:table-cell-properties fo:padding="0.097cm" fo:border="none"/>
    </style:style>
    <style:style style:name="Tabla1.F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422cm"/>
    </style:style>
    <style:style style:name="Tabla1.C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E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F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5" style:family="table-row">
      <style:table-row-properties style:min-row-height="0.376cm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6" style:family="table-row">
      <style:table-row-properties style:min-row-height="0.93cm"/>
    </style:style>
    <style:style style:name="Tabla1.A6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a1.B6" style:family="table-cell">
      <style:table-cell-properties style:vertical-align="bottom"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la1.D6" style:family="table-cell">
      <style:table-cell-properties style:vertical-align=""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0c74495" fo:background-color="transparent" style:font-size-asian="8pt" style:font-weight-asian="normal" style:font-name-complex="Lucida Sans" style:font-size-complex="8pt" style:font-weight-complex="normal"/>
    </style:style>
    <style:style style:name="MP64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5460a5" officeooo:paragraph-rsid="00c74495" fo:background-color="transparent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loext:graphic-properties draw:fill="none"/>
      <style:paragraph-properties fo:margin-left="0.199cm" fo:margin-right="0cm" fo:margin-top="0cm" fo:margin-bottom="0cm" loext:contextual-spacing="true" fo:line-height="0.353cm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normal" officeooo:rsid="005460a5" officeooo:paragraph-rsid="010e461c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c74495" fo:background-color="transparent" style:font-size-asian="9pt" style:font-weight-asian="normal" style:font-name-complex="Lucida Sans" style:font-size-complex="9pt" style:font-weight-complex="normal"/>
    </style:style>
    <style:style style:name="MP68" style:family="paragraph" style:parent-style-name="Standard">
      <loext:graphic-properties draw:fill="none"/>
      <style:paragraph-properties fo:margin-left="0.199cm" fo:margin-right="0cm" fo:margin-top="0cm" fo:margin-bottom="0cm" loext:contextual-spacing="true" fo:line-height="0.353cm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9pt" fo:letter-spacing="-0.012cm" fo:font-weight="normal" officeooo:rsid="005460a5" officeooo:paragraph-rsid="00deb415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tru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d34b2d" fo:background-color="transparent" style:font-size-asian="9pt" style:font-weight-asian="normal" style:font-name-complex="Lucida Sans" style:font-size-complex="9pt" style:font-weight-complex="normal"/>
    </style:style>
    <style:style style:name="MP70" style:family="paragraph" style:parent-style-name="Standard">
      <loext:graphic-properties draw:fill="none"/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fo:background-color="transparent" style:text-autospace="none"/>
      <style:text-properties style:use-window-font-color="true" style:text-position="-5% 100%" style:font-name="Lucida Sans" fo:font-size="7pt" fo:letter-spacing="-0.009cm" fo:font-weight="bold" officeooo:rsid="0128c61e" officeooo:paragraph-rsid="0128c61e" fo:background-color="transparent" style:font-size-asian="7pt" style:font-weight-asian="bold" style:font-name-complex="Lucida Sans" style:font-size-complex="7pt" style:font-weight-complex="bold"/>
    </style:style>
    <style:style style:name="MP71" style:family="paragraph" style:parent-style-name="Standard">
      <style:paragraph-properties fo:margin-left="0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weight="bold" officeooo:rsid="00d970e0" officeooo:paragraph-rsid="011e1218" fo:background-color="transparent" style:font-size-asian="8pt" style:font-weight-asian="bold" style:font-name-complex="Lucida Sans" style:font-size-complex="8pt" style:font-weight-complex="bold"/>
    </style:style>
    <style:style style:name="MP72" style:family="paragraph" style:parent-style-name="Standard">
      <style:text-properties officeooo:rsid="00ad7c61" officeooo:paragraph-rsid="00a84e84"/>
    </style:style>
    <style:style style:name="MP73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run-through="foreground" style:protect="content size position" style:wrap="dynamic" style:number-wrapped-paragraphs="no-limit" style:vertical-pos="from-top" style:vertical-rel="paragraph" style:horizontal-pos="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referenc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table:number-rows-spanned="4" table:number-columns-spanned="2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</table:table-cell>
            <table:covered-table-cell/>
            <table:table-cell table:style-name="Tabla1.C1" table:number-columns-spanned="2" office:value-type="string">
              <text:p text:style-name="MP48"><text:span text:style-name="MT71">SUBTOTAL </text:span><text:text-input text:description="&lt;o.currency_id.symbol&gt;">USD</text:text-input></text:p>
            </table:table-cell>
            <table:covered-table-cell/>
            <table:table-cell table:style-name="Tabla1.E1" office:value-type="string">
              <text:p text:style-name="MP49"/>
            </table:table-cell>
            <table:table-cell table:style-name="Tabla1.F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covered-table-cell/>
            <table:table-cell table:style-name="Tabla1.C2" table:number-columns-spanned="2" office:value-type="string">
              <text:p text:style-name="MP51">IMPUESTOS</text:p>
            </table:table-cell>
            <table:covered-table-cell/>
            <table:table-cell table:style-name="Tabla1.E2" office:value-type="string">
              <text:p text:style-name="MP52">Base</text:p>
            </table:table-cell>
            <table:table-cell table:style-name="Tabla1.F2" office:value-type="string">
              <text:p text:style-name="MP52">Importe</text:p>
            </table:table-cell>
          </table:table-row>
          <table:table-row table:style-name="Tabla1.3">
            <table:covered-table-cell/>
            <table:covered-table-cell/>
            <table:table-cell table:style-name="Tabla1.C3" table:number-columns-spanned="2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covered-table-cell/>
            <table:table-cell table:style-name="Tabla1.E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F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covered-table-cell/>
            <table:table-cell table:style-name="Tabla1.C4" table:number-columns-spanned="2" office:value-type="string">
              <text:p text:style-name="MP59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covered-table-cell/>
            <table:table-cell table:style-name="Tabla1.E4" office:value-type="string">
              <text:p text:style-name="MP60"/>
            </table:table-cell>
            <table:table-cell table:style-name="Tabla1.F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6" office:value-type="string">
              <text:p text:style-name="MP62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text:span text:style-name="MT74"><text:line-break/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6">
            <table:table-cell table:style-name="Tabla1.A6" table:number-rows-spanned="3" office:value-type="string">
              <text:p text:style-name="MP63"/>
              <text:p text:style-name="MP64"><text:span text:style-name="MT70">CAE: </text:span><text:span text:style-name="MT70"><text:placeholder text:placeholder-type="text">&lt;o.afip_cae&gt;</text:placeholder></text:span><text:span text:style-name="MT70"><text:s/>- Fecha Vto. CAE: </text:span><text:span text:style-name="MT70"><text:placeholder text:placeholder-type="text">&lt;formatLang(o.afip_cae_due,date=True)&gt;</text:placeholder></text:span></text:p>
              <text:p text:style-name="MP65"><draw:frame draw:style-name="Mfr3" draw:name="image: asimage(o.afip_barcode_img)" text:anchor-type="char" svg:y="0.049cm" draw:z-index="2"><draw:text-box fo:min-height="0.79cm" fo:min-width="9.79cm"><text:p text:style-name="MP66"/></draw:text-box></draw:frame></text:p>
              <text:p text:style-name="MP67"/>
              <text:p text:style-name="MP68"><text:placeholder text:placeholder-type="text">&lt;o.afip_barcode&gt;</text:placeholder></text:p>
              <text:p text:style-name="MP69"><text:s/></text:p>
            </table:table-cell>
            <table:table-cell table:style-name="Tabla1.B6" table:number-columns-spanned="2" office:value-type="string">
              <text:p text:style-name="MP70">FIRMA</text:p>
            </table:table-cell>
            <table:covered-table-cell/>
            <table:table-cell table:style-name="Tabla1.D6" table:number-columns-spanned="3" office:value-type="string">
              <text:p text:style-name="MP71"/>
            </table:table-cell>
            <table:covered-table-cell/>
            <table:covered-table-cell/>
          </table:table-row>
          <table:table-row table:style-name="Tabla1.6">
            <table:covered-table-cell/>
            <table:table-cell table:style-name="Tabla1.B6" table:number-columns-spanned="2" office:value-type="string">
              <text:p text:style-name="MP70">ACLARACION</text:p>
            </table:table-cell>
            <table:covered-table-cell/>
            <table:table-cell table:style-name="Tabla1.D6" table:number-columns-spanned="3" office:value-type="string">
              <text:p text:style-name="MP71"/>
            </table:table-cell>
            <table:covered-table-cell/>
            <table:covered-table-cell/>
          </table:table-row>
          <table:table-row table:style-name="Tabla1.6">
            <table:covered-table-cell/>
            <table:table-cell table:style-name="Tabla1.B6" table:number-columns-spanned="2" office:value-type="string">
              <text:p text:style-name="MP70">DNI</text:p>
            </table:table-cell>
            <table:covered-table-cell/>
            <table:table-cell table:style-name="Tabla1.D6" table:number-columns-spanned="3" office:value-type="string">
              <text:p text:style-name="MP71"/>
            </table:table-cell>
            <table:covered-table-cell/>
            <table:covered-table-cell/>
          </table:table-row>
        </table:table>
        <text:p text:style-name="MP72"/>
        <text:p text:style-name="MP7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3-30T23:18:07.175769159</dc:date>
    <meta:editing-duration>P4DT21H27M1S</meta:editing-duration>
    <meta:editing-cycles>514</meta:editing-cycles>
    <meta:generator>LibreOffice/6.0.2.1$MacOSX_X86_64 LibreOffice_project/f7f06a8f319e4b62f9bc5095aa112a65d2f3ac89</meta:generator>
    <meta:document-statistic meta:table-count="6" meta:image-count="0" meta:object-count="0" meta:page-count="1" meta:paragraph-count="90" meta:word-count="403" meta:character-count="2301" meta:non-whitespace-character-count="2174"/>
  </office:meta>
</office:document-meta>
</file>